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margin-left="-0.0007in" fo:margin-top="0in" fo:margin-bottom="0in" table:align="left" style:writing-mode="lr-tb"/>
    </style:style>
    <style:style style:name="Table3.A" style:family="table-column">
      <style:table-column-properties style:column-width="6.9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3.A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25in" fo:margin-left="-0.0007in" fo:margin-top="0in" fo:margin-bottom="0in" table:align="left" style:writing-mode="lr-tb"/>
    </style:style>
    <style:style style:name="Table2.A" style:family="table-column">
      <style:table-column-properties style:column-width="6.9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2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Table4" style:family="table">
      <style:table-properties style:width="6.925in" fo:margin-left="-0.0007in" fo:margin-top="0in" fo:margin-bottom="0in" table:align="left" style:writing-mode="lr-tb"/>
    </style:style>
    <style:style style:name="Table4.A" style:family="table-column">
      <style:table-column-properties style:column-width="6.92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4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Table5" style:family="table">
      <style:table-properties style:width="6.925in" fo:margin-left="-0.0007in" fo:margin-top="0in" fo:margin-bottom="0in" table:align="left" style:writing-mode="lr-tb"/>
    </style:style>
    <style:style style:name="Table5.A" style:family="table-column">
      <style:table-column-properties style:column-width="6.92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5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P1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2e12" officeooo:paragraph-rsid="02762e12"/>
    </style:style>
    <style:style style:name="P2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19d41" officeooo:paragraph-rsid="02719d41" style:font-name-asian="Microsoft YaHei" style:font-size-asian="12pt" style:font-name-complex="Lucida Sans" style:font-size-complex="12pt"/>
    </style:style>
    <style:style style:name="P3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2e12" officeooo:paragraph-rsid="02762e12" style:font-name-asian="Microsoft YaHei" style:font-size-asian="12pt" style:font-name-complex="Lucida Sans" style:font-size-complex="12pt"/>
    </style:style>
    <style:style style:name="P4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cee9d" officeooo:paragraph-rsid="027cee9d" style:font-name-asian="Microsoft YaHei" style:font-size-asian="12pt" style:font-name-complex="Lucida Sans" style:font-size-complex="12pt"/>
    </style:style>
    <style:style style:name="P5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2fca2" officeooo:paragraph-rsid="0272fca2"/>
    </style:style>
    <style:style style:name="P6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3c10" officeooo:paragraph-rsid="027e3c10"/>
    </style:style>
    <style:style style:name="P7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1da0d" officeooo:paragraph-rsid="0281da0d"/>
    </style:style>
    <style:style style:name="P8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30c54" officeooo:paragraph-rsid="02830c54"/>
    </style:style>
    <style:style style:name="P9" style:family="paragraph" style:parent-style-name="Text_20_body">
      <style:paragraph-properties fo:margin-left="0in" fo:margin-right="0in" fo:line-height="115%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841178" officeooo:paragraph-rsid="029fd88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0" style:family="paragraph" style:parent-style-name="Heading_20_1">
      <style:text-properties officeooo:rsid="02708f90" officeooo:paragraph-rsid="02708f90"/>
    </style:style>
    <style:style style:name="P11" style:family="paragraph" style:parent-style-name="Heading_20_3">
      <style:text-properties officeooo:rsid="0174185e" officeooo:paragraph-rsid="0174185e"/>
    </style:style>
    <style:style style:name="P12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</style:style>
    <style:style style:name="P13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8799fa"/>
    </style:style>
    <style:style style:name="P14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95c3bc"/>
    </style:style>
    <style:style style:name="P15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fo:break-before="page" style:writing-mode="lr-tb"/>
      <style:text-properties officeooo:paragraph-rsid="029fd885"/>
    </style:style>
    <style:style style:name="P16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9fd885"/>
    </style:style>
    <style:style style:name="P17" style:family="paragraph" style:parent-style-name="Table_20_Contents" style:list-style-name="WWNum3">
      <style:paragraph-properties fo:text-align="start" style:justify-single-word="false"/>
    </style:style>
    <style:style style:name="P18" style:family="paragraph" style:parent-style-name="Table_20_Contents" style:list-style-name="WWNum3">
      <style:paragraph-properties fo:text-align="start" style:justify-single-word="false"/>
      <style:text-properties officeooo:rsid="02799341" officeooo:paragraph-rsid="02799341"/>
    </style:style>
    <style:style style:name="P19" style:family="paragraph" style:parent-style-name="Table_20_Contents" style:list-style-name="WWNum3">
      <style:paragraph-properties fo:text-align="start" style:justify-single-word="false"/>
      <style:text-properties officeooo:rsid="027f8096" officeooo:paragraph-rsid="027f8096"/>
    </style:style>
    <style:style style:name="P20" style:family="paragraph" style:parent-style-name="Table_20_Contents" style:list-style-name="WWNum3">
      <style:paragraph-properties fo:text-align="start" style:justify-single-word="false"/>
      <style:text-properties officeooo:rsid="0281da0d" officeooo:paragraph-rsid="0281da0d"/>
    </style:style>
    <style:style style:name="P21" style:family="paragraph" style:parent-style-name="Table_20_Contents" style:list-style-name="WWNum3">
      <style:paragraph-properties fo:text-align="start" style:justify-single-word="false"/>
      <style:text-properties fo:color="#81d41a" loext:opacity="100%" style:font-name="Liberation Sans" fo:font-size="12pt" officeooo:rsid="028799fa" officeooo:paragraph-rsid="028799fa" style:font-name-asian="Microsoft YaHei" style:font-size-asian="12pt" style:font-name-complex="Lucida Sans" style:font-size-complex="12pt"/>
    </style:style>
    <style:style style:name="P22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82ff73" officeooo:paragraph-rsid="029a2a5b"/>
    </style:style>
    <style:style style:name="P23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978f95" officeooo:paragraph-rsid="0297e6e5"/>
    </style:style>
    <style:style style:name="P24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94a2e1" officeooo:paragraph-rsid="0295c3bc"/>
    </style:style>
    <style:style style:name="P25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a358d7" officeooo:paragraph-rsid="02a358d7"/>
    </style:style>
    <style:style style:name="P26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9ce66b" officeooo:paragraph-rsid="02a358d7"/>
    </style:style>
    <style:style style:name="P27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8f797e"/>
    </style:style>
    <style:style style:name="P28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95c3bc"/>
    </style:style>
    <style:style style:name="P29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9fd885"/>
    </style:style>
    <style:style style:name="P30" style:family="paragraph" style:parent-style-name="Table_20_Contents" style:list-style-name="WWNum3">
      <style:paragraph-properties fo:text-align="start" style:justify-single-word="false"/>
      <style:text-properties officeooo:rsid="02853f8f" officeooo:paragraph-rsid="0288852f"/>
    </style:style>
    <style:style style:name="P31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95134c" officeooo:paragraph-rsid="0295134c"/>
    </style:style>
    <style:style style:name="P32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94a2e1" officeooo:paragraph-rsid="0294a2e1"/>
    </style:style>
    <style:style style:name="P33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9ce66b" officeooo:paragraph-rsid="029ce66b"/>
    </style:style>
    <style:style style:name="P34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9ce66b" officeooo:paragraph-rsid="029fd885"/>
    </style:style>
    <style:style style:name="T1" style:family="text">
      <style:text-properties officeooo:rsid="017acb15"/>
    </style:style>
    <style:style style:name="T2" style:family="text">
      <style:text-properties style:use-window-font-color="true" loext:opacity="0%" fo:font-size="12pt" officeooo:rsid="027448d0" style:font-name-asian="Microsoft YaHei" style:font-size-asian="12pt" style:font-name-complex="Lucida Sans" style:font-size-complex="12pt"/>
    </style:style>
    <style:style style:name="T3" style:family="text">
      <style:text-properties style:use-window-font-color="true" loext:opacity="0%" fo:font-size="12pt" officeooo:rsid="02732118" style:font-name-asian="Microsoft YaHei" style:font-size-asian="12pt" style:font-name-complex="Lucida Sans" style:font-size-complex="12pt"/>
    </style:style>
    <style:style style:name="T4" style:family="text">
      <style:text-properties style:use-window-font-color="true" loext:opacity="0%" style:font-name="Liberation Sans" fo:font-size="18.2000007629395pt" fo:font-weight="bold" officeooo:rsid="0271f68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5" style:family="text">
      <style:text-properties style:use-window-font-color="true" loext:opacity="0%" style:font-name="Liberation Sans" fo:font-size="12pt" style:font-name-asian="Microsoft YaHei" style:font-size-asian="12pt" style:font-name-complex="Lucida Sans" style:font-size-complex="12pt"/>
    </style:style>
    <style:style style:name="T6" style:family="text">
      <style:text-properties style:use-window-font-color="true" loext:opacity="0%" style:font-name="Liberation Sans" fo:font-size="12pt" officeooo:rsid="0280e4da" style:font-name-asian="Microsoft YaHei" style:font-size-asian="12pt" style:font-name-complex="Lucida Sans" style:font-size-complex="12pt"/>
    </style:style>
    <style:style style:name="T7" style:family="text">
      <style:text-properties officeooo:rsid="0277cb6c"/>
    </style:style>
    <style:style style:name="T8" style:family="text">
      <style:text-properties officeooo:rsid="0281da0d"/>
    </style:style>
    <style:style style:name="T9" style:family="text">
      <style:text-properties officeooo:rsid="02830c54"/>
    </style:style>
    <style:style style:name="T10" style:family="text">
      <style:text-properties officeooo:rsid="0288852f"/>
    </style:style>
    <style:style style:name="T11" style:family="text">
      <style:text-properties officeooo:rsid="028a3b6c"/>
    </style:style>
    <style:style style:name="T12" style:family="text">
      <style:text-properties fo:color="#c9211e" loext:opacity="100%" officeooo:rsid="028a3b6c"/>
    </style:style>
    <style:style style:name="T13" style:family="text">
      <style:text-properties fo:color="#c9211e" loext:opacity="100%" fo:font-size="12pt" officeooo:rsid="02992916" style:font-name-asian="Microsoft YaHei" style:font-size-asian="12pt" style:font-name-complex="Lucida Sans" style:font-size-complex="12pt"/>
    </style:style>
    <style:style style:name="T14" style:family="text">
      <style:text-properties fo:color="#81d41a" loext:opacity="100%"/>
    </style:style>
    <style:style style:name="T15" style:family="text">
      <style:text-properties fo:color="#81d41a" loext:opacity="100%" officeooo:rsid="027448d0"/>
    </style:style>
    <style:style style:name="T16" style:family="text">
      <style:text-properties fo:color="#81d41a" loext:opacity="100%" officeooo:rsid="028a3b6c"/>
    </style:style>
    <style:style style:name="T17" style:family="text">
      <style:text-properties fo:color="#81d41a" loext:opacity="100%" style:text-underline-style="solid" style:text-underline-width="auto" style:text-underline-color="font-color" officeooo:rsid="028a3b6c"/>
    </style:style>
    <style:style style:name="T18" style:family="text">
      <style:text-properties fo:color="#81d41a" loext:opacity="100%" style:text-underline-style="none" officeooo:rsid="028a3b6c"/>
    </style:style>
    <style:style style:name="T19" style:family="text">
      <style:text-properties fo:color="#81d41a" loext:opacity="100%" style:text-underline-style="none" officeooo:rsid="02948eb4"/>
    </style:style>
    <style:style style:name="T20" style:family="text">
      <style:text-properties style:font-name="Liberation Sans" fo:font-size="12pt" style:font-name-asian="Microsoft YaHei" style:font-size-asian="12pt" style:font-name-complex="Lucida Sans" style:font-size-complex="12pt"/>
    </style:style>
    <style:style style:name="T21" style:family="text">
      <style:text-properties style:font-name="Liberation Sans" fo:font-size="12pt" officeooo:rsid="0295c3bc" style:font-name-asian="Microsoft YaHei" style:font-size-asian="12pt" style:font-name-complex="Lucida Sans" style:font-size-complex="12pt"/>
    </style:style>
    <style:style style:name="T22" style:family="text">
      <style:text-properties style:font-name="Liberation Sans" fo:font-size="12pt" officeooo:rsid="029ec711" style:font-name-asian="Microsoft YaHei" style:font-size-asian="12pt" style:font-name-complex="Lucida Sans" style:font-size-complex="12pt"/>
    </style:style>
    <style:style style:name="T23" style:family="text">
      <style:text-properties style:font-name="Liberation Sans" fo:font-size="12pt" officeooo:rsid="02a16d53" style:font-name-asian="Microsoft YaHei" style:font-size-asian="12pt" style:font-name-complex="Lucida Sans" style:font-size-complex="12pt"/>
    </style:style>
    <style:style style:name="T24" style:family="text">
      <style:text-properties officeooo:rsid="029ec711"/>
    </style:style>
    <style:style style:name="T25" style:family="text">
      <style:text-properties officeooo:rsid="029fd885"/>
    </style:style>
    <style:style style:name="T26" style:family="text">
      <style:text-properties officeooo:rsid="02a358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Wednesday<text:span text:style-name="T4">s</text:span></text:h>
      <text:h text:style-name="P11" text:outline-level="3">Chara<text:span text:style-name="T1">c</text:span>ter Notes</text:h>
      <table:table table:name="Table1" table:style-name="Table1">
        <table:table-column table:style-name="Table1.A"/>
        <table:table-column table:style-name="Table1.B"/>
        <table:table-row table:style-name="TableLine2279134374608">
          <table:table-cell table:style-name="Table1.A1" office:value-type="string">
            <text:p text:style-name="P2">Yorwyndell (Jdomz)</text:p>
          </table:table-cell>
          <table:table-cell table:style-name="Table1.B1" office:value-type="string">
            <text:p text:style-name="P5">Wode elf, green <text:span text:style-name="T2">mage</text:span>, <text:span text:style-name="T15">(galen)</text:span><text:span text:style-name="T14">wode is infected; wants to bring peace back</text:span></text:p>
          </table:table-cell>
        </table:table-row>
        <table:table-row table:style-name="TableLine2279134381136">
          <table:table-cell table:style-name="Table1.A2" office:value-type="string">
            <text:p text:style-name="P1"><text:span text:style-name="T9">Clive </text:span>(<text:span text:style-name="T3">Spicysaurus</text:span>)</text:p>
          </table:table-cell>
          <table:table-cell table:style-name="Table1.B2" office:value-type="string">
            <text:p text:style-name="P8">Memonek Necro Summoner – <text:span text:style-name="T16">likes RP </text:span><text:span text:style-name="T17">away from table</text:span><text:span text:style-name="T18">; </text:span><text:span text:style-name="T19">send heads up!</text:span></text:p>
          </table:table-cell>
        </table:table-row>
        <table:table-row table:style-name="TableLine2279134370528">
          <table:table-cell table:style-name="Table1.A2" office:value-type="string">
            <text:p text:style-name="P3"><text:span text:style-name="T9">Cal </text:span>(Cort of Keo)</text:p>
          </table:table-cell>
          <table:table-cell table:style-name="Table1.B2" office:value-type="string">
            <text:p text:style-name="P6"><text:span text:style-name="T11">Sporebearer </text:span>Vampire! <text:span text:style-name="T11">Stoic human, woodcarver – </text:span><text:span text:style-name="T13">chill</text:span></text:p>
          </table:table-cell>
        </table:table-row>
        <table:table-row table:style-name="TableLine2279134373248">
          <table:table-cell table:style-name="Table1.A2" office:value-type="string">
            <text:p text:style-name="P4"><text:span text:style-name="T8">Praetoria </text:span>(Marlutte)</text:p>
          </table:table-cell>
          <table:table-cell table:style-name="Table1.B2" office:value-type="string">
            <text:p text:style-name="P7">Reaver Fury, revenant – <text:span text:style-name="T12">very active!</text:span></text:p>
          </table:table-cell>
        </table:table-row>
      </table:table>
      <text:list xml:id="list1233347228" text:style-name="WWNum2">
        <text:list-item>
          <text:list>
            <text:list-item>
              <text:list>
                <text:list-item>
                  <text:h text:style-name="P12" text:outline-level="3">Session 1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545091147" text:style-name="WWNum3">
              <text:list-item>
                <text:p text:style-name="P17">Safety: <text:span text:style-name="T7">Not trying to approach any line, except gore stuff and hostages (who are all adults). Feelings? X-Card: ping me to test!</text:span></text:p>
              </text:list-item>
              <text:list-item>
                <text:p text:style-name="P18">Bio-break at halfway point, 15/20 minutes.</text:p>
              </text:list-item>
              <text:list-item>
                <text:p text:style-name="P19">Owlbear quick rundown: scroll, ping, move character, change numbers, roll dice</text:p>
              </text:list-item>
              <text:list-item>
                <text:p text:style-name="P19">Rule adjudication: I’m using May packet, Forge Steel uses December. Whoever finds a <text:span text:style-name="T6">rule</text:span> first says it and that’s what we’ll do unless I feel strongly otherwise.</text:p>
              </text:list-item>
              <text:list-item>
                <text:p text:style-name="P20">Session 1, please speak in third person! <text:span text:style-name="T5">Instead of</text:span> “I’d like to go”, say “Praetoria wants to go” so we can all learn eachother’s characters. Not a hard rule!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54960129324311" text:continue-numbering="true" text:style-name="WWNum3">
              <text:list-item>
                <text:p text:style-name="P21">Everyone is good with gore, just not gratuitous</text:p>
              </text:list-item>
            </text:list>
          </table:table-cell>
        </table:table-row>
      </table:table>
      <text:p text:style-name="Standard"/>
      <text:list xml:id="list154961016615299" text:continue-list="list1233347228" text:style-name="WWNum2">
        <text:list-item>
          <text:list>
            <text:list-item>
              <text:list>
                <text:list-item>
                  <text:h text:style-name="P13" text:outline-level="3">Session <text:span text:style-name="T10">2</text:span>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xml:id="list154960076268271" text:continue-list="list154960129324311" text:style-name="WWNum3">
              <text:list-item>
                <text:p text:style-name="P27">PREP: Hawklords, Secret Tunnel, Horror</text:p>
              </text:list-item>
              <text:list-item>
                <text:p text:style-name="P30">follow Baxter into Ivywatch!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54960843110023" text:continue-numbering="true" text:style-name="WWNum3">
              <text:list-item>
                <text:p text:style-name="P22">They found the LETTER and the ROSARY</text:p>
              </text:list-item>
              <text:list-item>
                <text:p text:style-name="P23">Lewin made it back to Ivywatch Keep</text:p>
              </text:list-item>
              <text:list-item>
                <text:p text:style-name="P31">Ended Part 1 with 5 Victories, a hawk feather, Marshall and Quarry titles, and the jewel of redemption. Did not respite in Ivywatch.</text:p>
              </text:list-item>
              <text:list-item>
                <text:p text:style-name="P32"><text:span text:style-name="T14">Heroes left immediately</text:span>, they’re missing 2-3 recoveries each – going to be some serious tension when they realize the size of the cave</text:p>
              </text:list-item>
            </text:list>
          </table:table-cell>
        </table:table-row>
      </table:table>
      <text:p text:style-name="Standard"/>
      <text:list xml:id="list154960816508415" text:continue-list="list154961016615299" text:style-name="WWNum2">
        <text:list-item>
          <text:list>
            <text:list-item>
              <text:list>
                <text:list-item>
                  <text:h text:style-name="P14" text:outline-level="3">Session <text:span text:style-name="T25">3</text:span>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xml:id="list154961164314861" text:continue-list="list154960843110023" text:style-name="WWNum3">
              <text:list-item>
                <text:p text:style-name="P28">PREP: <text:span text:style-name="T21">Chapel, Mess</text:span></text:p>
              </text:list-item>
              <text:list-item>
                <text:p text:style-name="P24">Heroes have 5 Victories, start combat (S2:P2) with 10 Malice</text:p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54959379005231" text:continue-numbering="true" text:style-name="WWNum3">
              <text:list-item>
                <text:p text:style-name="P33">End in the Mess, Round 3:</text:p>
                <text:list>
                  <text:list-item>
                    <text:p text:style-name="P33">7 Malice, Tonguers <text:span text:style-name="T22">6</text:span>, <text:span text:style-name="T24">SouthBabies 18, NorthBabies 20, Tongsnap 20, Basilisk 54</text:span></text:p>
                  </text:list-item>
                </text:list>
              </text:list-item>
            </text:list>
          </table:table-cell>
        </table:table-row>
      </table:table>
      <text:h text:style-name="P16" text:outline-level="3"/>
      <text:list xml:id="list154959803336465" text:continue-list="list154960816508415" text:style-name="WWNum2">
        <text:list-item>
          <text:list>
            <text:list-item>
              <text:list>
                <text:list-item>
                  <text:h text:style-name="P15" text:outline-level="3">Session <text:span text:style-name="T25">4</text:span>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list xml:id="list154960916710187" text:continue-list="list154959379005231" text:style-name="WWNum3">
              <text:list-item>
                <text:p text:style-name="P29">PREP: <text:span text:style-name="T23">Gaol, Tomb</text:span></text:p>
              </text:list-item>
              <text:list-item>
                <text:p text:style-name="P25"><text:span text:style-name="T23">H</text:span><text:span text:style-name="T20">eroes have 6 Victories</text:span></text:p>
              </text:list-item>
              <text:list-item>
                <text:p text:style-name="P26"><text:span text:style-name="T26">R3, </text:span>7 Malice, Tonguers <text:span text:style-name="T22">6</text:span>, <text:span text:style-name="T24">SouthBabies 18, NorthBabies 20, Tongsnap 20, Basilisk 54</text:span>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list xml:id="list154960442032577" text:continue-numbering="true" text:style-name="WWNum3">
              <text:list-item>
                <text:p text:style-name="P34"/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2H4M33S</meta:editing-duration>
    <meta:editing-cycles>605</meta:editing-cycles>
    <meta:generator>LibreOffice/7.2.2.2$Windows_X86_64 LibreOffice_project/02b2acce88a210515b4a5bb2e46cbfb63fe97d56</meta:generator>
    <dc:date>2025-07-17T15:49:59.248000000</dc:date>
    <meta:document-statistic meta:table-count="5" meta:image-count="0" meta:object-count="0" meta:page-count="2" meta:paragraph-count="34" meta:word-count="297" meta:character-count="1699" meta:non-whitespace-character-count="1451"/>
  </office:meta>
</office:document-meta>
</file>